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a2c" officeooo:paragraph-rsid="00148a2c"/>
    </style:style>
    <style:style style:name="P2" style:family="paragraph" style:parent-style-name="Standard">
      <style:text-properties officeooo:rsid="0018fcca" officeooo:paragraph-rsid="0018fc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afgdythstryvcxhrxtcyvubinbvcxrtcy</text:p>
      <text:p text:style-name="P2">edrftghjnkm,l,kmjhgfdsdfgvbhnjmk,ljnhgfdsdxcfvgbhnjm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6:03:08.447511944</meta:creation-date>
    <dc:date>2023-09-08T16:39:38.103757521</dc:date>
    <meta:editing-duration>PT3M2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" meta:character-count="90" meta:non-whitespace-character-count="90"/>
  </office:meta>
</office:document-meta>
</file>